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Range1">
      <style:map style:condition="cell-content()=0" style:apply-style-name="Range0" style:base-cell-address="'die1-summary'.B2"/>
      <style:map style:condition="cell-content()=1" style:apply-style-name="Range3" style:base-cell-address="'die1-summary'.B2"/>
      <style:map style:condition="cell-content()=2" style:apply-style-name="Range4" style:base-cell-address="'die1-summary'.B2"/>
      <style:map style:condition="cell-content()=3" style:apply-style-name="Range6" style:base-cell-address="'die1-summary'.B2"/>
    </style:style>
    <style:style style:name="ce9" style:family="table-cell" style:parent-style-name="Default">
      <style:map style:condition="cell-content()=0" style:apply-style-name="Range0" style:base-cell-address="'die1-summary'.B2"/>
      <style:map style:condition="cell-content()=1" style:apply-style-name="Range3" style:base-cell-address="'die1-summary'.B2"/>
      <style:map style:condition="cell-content()=2" style:apply-style-name="Range4" style:base-cell-address="'die1-summary'.B2"/>
      <style:map style:condition="cell-content()=3" style:apply-style-name="Range6" style:base-cell-address="'die1-summary'.B2"/>
    </style:style>
  </office:automatic-styles>
  <office:body>
    <office:spreadsheet>
      <table:calculation-settings table:automatic-find-labels="false" table:use-regular-expressions="false" table:use-wildcards="true"/>
      <table:table table:name="die1-summary" table:style-name="ta1">
        <table:table-column table:style-name="co1" table:default-cell-style-name="ce2"/>
        <table:table-column table:style-name="co2" table:number-columns-repeated="20" table:default-cell-style-name="ce4"/>
        <table:table-column table:style-name="co2" table:number-columns-repeated="15" table:default-cell-style-name="ce9"/>
        <table:table-column table:style-name="co3" table:number-columns-repeated="28" table:default-cell-style-name="Default"/>
        <table:table-row table:style-name="ro1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7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28"/>
        </table:table-row>
        <calcext:conditional-formats>
          <calcext:conditional-format calcext:target-range-address="'die1-summary'.B2:'die1-summary'.AJ42">
            <calcext:condition calcext:apply-style-name="Range0" calcext:value="=0" calcext:base-cell-address="'die1-summary'.B2"/>
            <calcext:condition calcext:apply-style-name="Range3" calcext:value="=1" calcext:base-cell-address="'die1-summary'.B2"/>
            <calcext:condition calcext:apply-style-name="Range4" calcext:value="=2" calcext:base-cell-address="'die1-summary'.B2"/>
            <calcext:condition calcext:apply-style-name="Range6" calcext:value="=3" calcext:base-cell-address="'die1-summary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nge0" style:family="table-cell" style:parent-style-name="Default">
      <style:table-cell-properties fo:background-color="#1a9850"/>
    </style:style>
    <style:style style:name="Range6" style:family="table-cell" style:parent-style-name="Default">
      <style:table-cell-properties fo:background-color="#d73027"/>
    </style:style>
    <style:style style:name="Range3" style:family="table-cell" style:parent-style-name="Default">
      <style:table-cell-properties fo:background-color="#ffffbf"/>
    </style:style>
    <style:style style:name="Range1" style:family="table-cell" style:parent-style-name="Default">
      <style:table-cell-properties fo:background-color="#91cf60"/>
    </style:style>
    <style:style style:name="Range2" style:family="table-cell" style:parent-style-name="Default">
      <style:table-cell-properties fo:background-color="#d9ef8b"/>
    </style:style>
    <style:style style:name="Range4" style:family="table-cell" style:parent-style-name="Default">
      <style:table-cell-properties fo:background-color="#fee08b"/>
    </style:style>
    <style:style style:name="Range5" style:family="table-cell" style:parent-style-name="Default">
      <style:table-cell-properties fo:background-color="#fc8d5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1:13:56.741281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1-10T21:16:22.748128482</dc:date>
    <meta:editing-duration>PT1H2M51S</meta:editing-duration>
    <meta:editing-cycles>9</meta:editing-cycles>
    <meta:document-statistic meta:table-count="1" meta:cell-count="1512" meta:object-count="0"/>
  </office:meta>
</office:document-meta>
</file>